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4695a"/>
    </style:style>
    <style:style style:name="P2" style:family="paragraph" style:parent-style-name="Preformatted_20_Text">
      <style:paragraph-properties fo:orphans="1" style:writing-mode="lr-tb"/>
      <style:text-properties officeooo:paragraph-rsid="0014695a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4695a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4695a"/>
    </style:style>
    <style:style style:name="P5" style:family="paragraph" style:parent-style-name="Text_20_body">
      <style:paragraph-properties fo:orphans="1"/>
      <style:text-properties officeooo:paragraph-rsid="00146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from scipy.stats import entropy</text:span></text:p>
      <text:p text:style-name="P2"><text:span text:style-name="Source_20_Text">import seaborn as sns</text:span></text:p>
      <text:p text:style-name="P2"><text:span text:style-name="Source_20_Text">import pandas as pd</text:span></text:p>
      <text:p text:style-name="P2"/>
      <text:p text:style-name="P2"><text:span text:style-name="Source_20_Text"># Compute frequency distribution of mod 3 residues</text:span></text:p>
      <text:p text:style-name="P2"><text:span text:style-name="Source_20_Text">mod_3_freq = np.bincount(mod_3_residues, minlength=3) / len(mod_3_residues)</text:span></text:p>
      <text:p text:style-name="P2"/>
      <text:p text:style-name="P2"><text:span text:style-name="Source_20_Text"># Compute Shannon entropy of mod 3 residue sequence</text:span></text:p>
      <text:p text:style-name="P2"><text:span text:style-name="Source_20_Text">shannon_entropy = entropy(mod_3_freq, base=2)</text:span></text:p>
      <text:p text:style-name="P2"/>
      <text:p text:style-name="P2"><text:span text:style-name="Source_20_Text"># Compute autocorrelation to test periodicity</text:span></text:p>
      <text:p text:style-name="P2"><text:span text:style-name="Source_20_Text">autocorrelation = np.correlate(mod_3_residues - np.mean(mod_3_residues), mod_3_residues - np.mean(mod_3_residues), mode='full')</text:span></text:p>
      <text:p text:style-name="P2"><text:span text:style-name="Source_20_Text">autocorrelation = autocorrelation[len(autocorrelation)//2:] <text:s/># Keep only positive lags</text:span></text:p>
      <text:p text:style-name="P2"/>
      <text:p text:style-name="P2"><text:span text:style-name="Source_20_Text"># Convert data to DataFrame for visualization</text:span></text:p>
      <text:p text:style-name="P2"><text:span text:style-name="Source_20_Text">df_stats = pd.DataFrame({</text:span></text:p>
      <text:p text:style-name="P2"><text:span text:style-name="Source_20_Text"><text:s text:c="4"/>"Residue": [0, 1, 2],</text:span></text:p>
      <text:p text:style-name="P2"><text:span text:style-name="Source_20_Text"><text:s text:c="4"/>"Frequency": mod_3_freq</text:span></text:p>
      <text:p text:style-name="P2"><text:span text:style-name="Source_20_Text">})</text:span></text:p>
      <text:p text:style-name="P2"/>
      <text:p text:style-name="P2"><text:span text:style-name="Source_20_Text"># Display statistics and frequency distribution</text:span></text:p>
      <text:p text:style-name="P2"><text:span text:style-name="Source_20_Text">import ace_tools as tools <text:s/></text:span></text:p>
      <text:p text:style-name="P2"><text:span text:style-name="Source_20_Text">tools.display_dataframe_to_user(name="Mod 3 Residue Statistics", dataframe=df_stats)</text:span></text:p>
      <text:p text:style-name="P2"/>
      <text:p text:style-name="P2"><text:span text:style-name="Source_20_Text"># Plot autocorrelation</text:span></text:p>
      <text:p text:style-name="P2"><text:span text:style-name="Source_20_Text">plt.figure(figsize=(8, 4))</text:span></text:p>
      <text:p text:style-name="P2"><text:span text:style-name="Source_20_Text">plt.plot(autocorrelation[:20], marker='o', linestyle='-')</text:span></text:p>
      <text:p text:style-name="P2"><text:span text:style-name="Source_20_Text">plt.title("Autocorrelation of Mod 3 Prime Residues")</text:span></text:p>
      <text:p text:style-name="P2"><text:span text:style-name="Source_20_Text">plt.xlabel("Lag")</text:span></text:p>
      <text:p text:style-name="P2"><text:span text:style-name="Source_20_Text">plt.ylabel("Correlation"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Shannon entropy and periodicity metrics</text:span></text:p>
      <text:p text:style-name="P3"><text:span text:style-name="Source_20_Text">shannon_entropy</text:span></text:p>
      <text:p text:style-name="P5">Result</text:p>
      <text:p text:style-name="P4">1.06897077605286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8T21:50:10.953468812</meta:creation-date>
    <dc:date>2025-02-08T22:04:42.728027705</dc:date>
    <meta:editing-duration>PT14M32S</meta:editing-duration>
    <meta:editing-cycles>1</meta:editing-cycles>
    <meta:document-statistic meta:table-count="0" meta:image-count="0" meta:object-count="0" meta:page-count="1" meta:paragraph-count="30" meta:word-count="122" meta:character-count="1141" meta:non-whitespace-character-count="1038"/>
    <meta:generator>LibreOffice/24.2.7.2$Linux_X86_64 LibreOffice_project/420$Build-2</meta:generator>
  </office:meta>
</office:document-meta>
</file>